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fo:font-size="14pt" fo:font-weight="bold" style:font-size-asian="14pt" style:font-weight-asian="bold" style:font-size-complex="14pt" style:font-weight-complex="bold"/>
    </style:style>
    <style:style style:name="P3" style:family="paragraph" style:parent-style-name="Standard" style:master-page-name="Standard">
      <style:paragraph-properties fo:line-height="150%" style:page-number="auto"/>
      <style:text-properties fo:font-size="14pt" fo:font-weight="bold" style:font-size-asian="14pt" style:font-weight-asian="bold" style:font-size-complex="14pt" style:font-weight-complex="bold"/>
    </style:style>
    <style:style style:name="T1" style:family="text">
      <style:text-properties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is uma noite... de caça!</text:p>
      <text:p text:style-name="P2"/>
      <text:p text:style-name="P1">Era tarde e preparava-me para mais uma noite ao relento. Mais uma noite de caça. A lua cheia enchia-me o coração de sobressaltos e por mais que tentasse não podia evitá-lo, era algo que nunca iria desaparecer, quanto muito diminuiria com o tempo e a experiência, mas desaparecer sei hoje que nunca!</text:p>
      <text:p text:style-name="P1"/>
      <text:p text:style-name="P1">Fazia já duas noites que me encontrava ali, sozinho no meio floresta, só eu, a minha pequena tenda e todo o meu equipamento de caçador de vampiros. Desse animal maldito nem o cheiro sentira ainda. Talvez não andasse por ali, talvez fosse tudo falso, quiçá tudo não passasse de testemunhos falsos de mentes desvairadas e enlouquecidas pela miséria e pela fome que assolavam as gentes daquela aldeia. Só me restava esperar, tinha comida para mais uma noite e não ia desistir antes do tempo. Tinha uma reputação a defender, não era a minha mas sim a do meu tetravô, o maior caçador de vampiros de toda a história da Tasmânia. Foi dele que herdei toda a parafernália de jigajogas anti-vampiro, foi dele que ganhei o gosto pelos sugadores de sangue. O gosto por matá-los!</text:p>
      <text:p text:style-name="P1"/>
      <text:p text:style-name="P1">Ao longe ouço uns ruídos. Folhas, ramos e pastos a remexerem uns nos outros. Aproximava-se alguma coisa e fosse o que fosse vinha com pressa. Ansiei por um... Falso alarme! Um animal nocturno rastejante que não consegui identificar passou por entre as minhas pernas depressa demais para que pudesse perceber do que se tratava. Vampiro era certo que não era, senão não estaria eu ainda aqui, vivo , a respirar aflito em ritmo ofegante, desperto, a contar o resto da caçada.</text:p>
      <text:p text:style-name="P1"/>
      <text:p text:style-name="P1">Eram quase três da manhã. Há quem lhe chame a hora do demónio, vá-se lá saber porquê. O povinho lembra-se de cada uma que só visto. Os meus olhos começavam a dar sinal de cansaço. O sono apoderava-se de mim, sugando-me a réstia de vespertina que me mantinha alerta. Mas eu não posso adormecer. Tenho de continuar alerta, o bicho pode aparecer...</text:p>
      <text:p text:style-name="P1"/>
      <text:p text:style-name="P1">Adormeci... Quase cinco da manhã. Como é possível que me tenha deixado derrotar pelo cansaço? Que espécie rara de caçador de vampiro quero eu ser se não me aguento duas míseras noites ao relento? O meu tetra deve estar às voltas na tumba, roído de raiva por esta minha distracção. Com ele isto nunca aconteceria. Não posso voltar a adormecer de novo. Da minha mochila de campo saco o termo com o que resta do café frio que trouxera de casa na quarta-feira. Bebi tudo de uma vez só e quase que me afogo sozinho. É sexta-feira e eu continuo à espera da minha primeira presa. Vou matar um animal destes hoje, tenho a certeza! Ele anda por aí! Consigo agora cheirar o seu odor nauseabundo nas gotas de orvalho. <text:s/>Está perto...</text:p>
      <text:p text:style-name="P1"><text:soft-page-break/></text:p>
      <text:p text:style-name="P1">De súbito ouço um uivo. Não! Não é um uivo. É mais um rosnar. Um grito de fome. Fome de sangue talvez! É ele, só pode ser. Num ápice mergulho de novo a mão no interior da mochila e tiro a primeira coisa que me toca os dedos. Está escuro e eu tenho medo. Saiu-me um velho crucifixo de madeira. Mas não é isto que eu quero. Procuro de novo e retiro a besta, afundo o braço mais um pouco e alcanço a flecha. Agora tenho o que preciso. Curiosamente, os dedos pararam de tremer. Não sinto mais medo, apenas ansiedade e vontade de caçar o meu primeiro vampiro! Ouço a relva a ceder debaixo dos passos de algo ou alguém...</text:p>
      <text:p text:style-name="P1"/>
      <text:p text:style-name="P1">Olho para trás e vejo uns enormes olhos brancos que brilham no escuro como os faróis de nevoeiro do carro do meu pai. O bicho sanguinário não é mais alto do que eu. Consigo ver os seus dentes a brilhar e a sua língua a saborear no ar o doce odor que o meu sangue deve ter para ele. É agora ou nunca, esta é a minha oportunidade, não posso deixá-lo aproximar mais. O dedo está firme mas não consigo evitar fechar os olhos ao atirar. Ouço um barulho seco de aço a penetrar em carne viva e logo depois um latido. Atiro-me sobre o monstro e desfiro-lhe mais duas facadas certeiras. Abro os olhos e vejo o resultado da minha caçada...</text:p>
      <text:p text:style-name="P1"/>
      <text:p text:style-name="P1">Não era um vampiro mas sim o meu Bobby, e estava morto! O meu fiel Bobby está a esvair-se em sangue à minha frente, e fui eu que o matei. Como é possível? Ele devia de estar preso... Ajoelhei-me e senti vontade de chorar, mas não consegui fazê-lo porque é exactamente nessa altura que ouço um grito. Um humano chama por mim.</text:p>
      <text:p text:style-name="P1"/>
      <text:p text:style-name="P1">- Pedro! Meu Deus! O que foste tu fazer, meu filho? - Gritou a minha mãe, em pânico e em desespero. Os meus pais haviam acordado com o rebuliço. A minha caçada terminara. E da pior maneira!</text:p>
      <text:p text:style-name="P1">- O que andas tu a fazer cá fora? Que confusão é esta? - Gritou de novo. - Vai já para o teu quarto! - Ordenou. - Depois falamos!... - Por sorte ela não vê o cão. Assustado e envergonhado, abandono os meus despojos de guerra e obedeço. Saio do jardim e volto para casa. Amanhã será outro dia e de certo terei nova oportunidade. Quando todos dormirem voltarei. Amanhã estarei cá de novo à espera desse monstro maldito. Hei-de apanhá-lo um destes dias. <text:line-break/><text:line-break/>Subo para o quarto e tento adormecer depressa para recuperar forças. Amanhã será mais uma noite...</text:p>
      <text:p text:style-name="P1"><text:line-break/><text:span text:style-name="T1">Mais uma noite... de caç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P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o Cristo</meta:initial-creator>
    <meta:creation-date>2011-03-12T19:04:33</meta:creation-date>
    <dc:date>2011-06-02T23:04:38</dc:date>
    <dc:creator>Paulo Cristo</dc:creator>
    <meta:editing-duration>PT04H58M44S</meta:editing-duration>
    <meta:editing-cycles>14</meta:editing-cycles>
    <meta:generator>OpenOffice.org/3.2$Linux OpenOffice.org_project/320m12$Build-9483</meta:generator>
    <meta:document-statistic meta:table-count="0" meta:image-count="0" meta:object-count="0" meta:page-count="2" meta:paragraph-count="12" meta:word-count="913" meta:character-count="4963"/>
  </office:meta>
</office:document-meta>
</file>